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1.2292in"/>
    </style:style>
    <style:style style:name="Table1.B" style:family="table-column">
      <style:table-column-properties style:column-width="0.8333in"/>
    </style:style>
    <style:style style:name="Table1.C" style:family="table-column">
      <style:table-column-properties style:column-width="0.8063in"/>
    </style:style>
    <style:style style:name="Table1.D" style:family="table-column">
      <style:table-column-properties style:column-width="0.9563in"/>
    </style:style>
    <style:style style:name="Table1.E" style:family="table-column">
      <style:table-column-properties style:column-width="0.9556in"/>
    </style:style>
    <style:style style:name="Table1.G" style:family="table-column">
      <style:table-column-properties style:column-width="0.95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8063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2292in"/>
    </style:style>
    <style:style style:name="Table3.B" style:family="table-column">
      <style:table-column-properties style:column-width="0.8333in"/>
    </style:style>
    <style:style style:name="Table3.C" style:family="table-column">
      <style:table-column-properties style:column-width="0.8063in"/>
    </style:style>
    <style:style style:name="Table3.D" style:family="table-column">
      <style:table-column-properties style:column-width="0.9563in"/>
    </style:style>
    <style:style style:name="Table3.E" style:family="table-column">
      <style:table-column-properties style:column-width="0.9556in"/>
    </style:style>
    <style:style style:name="Table3.G" style:family="table-column">
      <style:table-column-properties style:column-width="0.954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700e23" officeooo:paragraph-rsid="002e665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ed1aa" officeooo:paragraph-rsid="0056be4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ed1aa" officeooo:paragraph-rsid="00166e4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900342" officeooo:paragraph-rsid="00166e4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900342" officeooo:paragraph-rsid="0056be4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900342" officeooo:paragraph-rsid="00943374" style:font-weight-asian="bold" style:font-weight-complex="bold"/>
    </style:style>
    <style:style style:name="P7" style:family="paragraph" style:parent-style-name="Standard">
      <style:text-properties fo:font-weight="bold" officeooo:rsid="0038081a" officeooo:paragraph-rsid="0038081a" style:font-weight-asian="bold" style:font-weight-complex="bold"/>
    </style:style>
    <style:style style:name="P8" style:family="paragraph" style:parent-style-name="Standard">
      <style:text-properties fo:font-weight="bold" officeooo:rsid="0038081a" officeooo:paragraph-rsid="00533a7e" style:font-weight-asian="bold" style:font-weight-complex="bold"/>
    </style:style>
    <style:style style:name="P9" style:family="paragraph" style:parent-style-name="Standard">
      <style:text-properties fo:font-weight="normal" officeooo:rsid="0022ba78" officeooo:paragraph-rsid="0022ba7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ed1aa" officeooo:paragraph-rsid="00166e4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9e1014" officeooo:paragraph-rsid="009e1014" style:font-weight-asian="normal" style:font-weight-complex="normal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8ab497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943374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2f4fb" officeooo:paragraph-rsid="0082f4fb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863c06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ab497" officeooo:paragraph-rsid="008ab497" style:font-weight-asian="normal" style:font-weight-complex="normal"/>
    </style:style>
    <style:style style:name="P1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d3226" officeooo:paragraph-rsid="008d3226" style:font-weight-asian="normal" style:font-weight-complex="normal"/>
    </style:style>
    <style:style style:name="P1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118be6" officeooo:paragraph-rsid="00166e4e"/>
    </style:style>
    <style:style style:name="P2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a0b66d" officeooo:paragraph-rsid="00a0b66d" style:font-weight-asian="bold" style:font-weight-complex="bold"/>
    </style:style>
    <style:style style:name="P2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8fd53" officeooo:paragraph-rsid="0088fd53" style:font-weight-asian="bold" style:font-weight-complex="bold"/>
    </style:style>
    <style:style style:name="P2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d3226" officeooo:paragraph-rsid="008d3226" style:font-weight-asian="bold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ab497" officeooo:paragraph-rsid="008ab497" style:font-weight-asian="bold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25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56be4e"/>
    </style:style>
    <style:style style:name="P26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7d68db" officeooo:paragraph-rsid="007d68db" style:font-weight-asian="bold" style:font-weight-complex="bold"/>
    </style:style>
    <style:style style:name="P27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9177a2" officeooo:paragraph-rsid="009177a2" style:font-weight-asian="bold" style:font-weight-complex="bold"/>
    </style:style>
    <style:style style:name="P28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a0b66d" officeooo:paragraph-rsid="00a0b66d" style:font-weight-asian="bold" style:font-weight-complex="bold"/>
    </style:style>
    <style:style style:name="P29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7d68db" officeooo:paragraph-rsid="0056be4e" style:font-weight-asian="normal" style:font-weight-complex="normal"/>
    </style:style>
    <style:style style:name="P30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329e0" officeooo:paragraph-rsid="009329e0" style:font-weight-asian="normal" style:font-weight-complex="normal"/>
    </style:style>
    <style:style style:name="P31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43374" officeooo:paragraph-rsid="00943374" style:font-weight-asian="normal" style:font-weight-complex="normal"/>
    </style:style>
    <style:style style:name="P32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118be6" officeooo:paragraph-rsid="00943374" style:font-weight-asian="normal" style:font-weight-complex="normal"/>
    </style:style>
    <style:style style:name="P33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rsid="00118be6" officeooo:paragraph-rsid="00166e4e"/>
    </style:style>
    <style:style style:name="P34" style:family="paragraph" style:parent-style-name="Text_20_body">
      <style:text-properties officeooo:rsid="002ad71c" officeooo:paragraph-rsid="002ad71c"/>
    </style:style>
    <style:style style:name="P35" style:family="paragraph" style:parent-style-name="Text_20_body">
      <style:text-properties officeooo:rsid="002ad71c" officeooo:paragraph-rsid="00943374"/>
    </style:style>
    <style:style style:name="P36" style:family="paragraph" style:parent-style-name="Text_20_body">
      <style:text-properties officeooo:paragraph-rsid="0056be4e"/>
    </style:style>
    <style:style style:name="P37" style:family="paragraph" style:parent-style-name="Text_20_body">
      <style:text-properties officeooo:rsid="006ab28f" officeooo:paragraph-rsid="006ab28f"/>
    </style:style>
    <style:style style:name="P38" style:family="paragraph" style:parent-style-name="Text_20_body">
      <style:text-properties officeooo:rsid="006ab28f" officeooo:paragraph-rsid="00943374"/>
    </style:style>
    <style:style style:name="P39" style:family="paragraph" style:parent-style-name="Text_20_body">
      <style:text-properties officeooo:rsid="00863c06" officeooo:paragraph-rsid="00863c06"/>
    </style:style>
    <style:style style:name="P40" style:family="paragraph" style:parent-style-name="Text_20_body">
      <style:text-properties officeooo:paragraph-rsid="00943374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46cda2" officeooo:paragraph-rsid="00166e4e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46cda2" officeooo:paragraph-rsid="0056be4e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46cda2" officeooo:paragraph-rsid="00943374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officeooo:rsid="002ac9bd" officeooo:paragraph-rsid="00166e4e"/>
    </style:style>
    <style:style style:name="P45" style:family="paragraph" style:parent-style-name="Table_20_Contents">
      <style:paragraph-properties fo:text-align="start" style:justify-single-word="false"/>
      <style:text-properties officeooo:rsid="002ac9bd" officeooo:paragraph-rsid="0056be4e"/>
    </style:style>
    <style:style style:name="P46" style:family="paragraph" style:parent-style-name="Table_20_Contents">
      <style:paragraph-properties fo:text-align="start" style:justify-single-word="false"/>
      <style:text-properties officeooo:rsid="002ac9bd" officeooo:paragraph-rsid="00943374"/>
    </style:style>
    <style:style style:name="P47" style:family="paragraph" style:parent-style-name="Table_20_Contents">
      <style:paragraph-properties fo:text-align="start" style:justify-single-word="false"/>
      <style:text-properties officeooo:rsid="005573ea" officeooo:paragraph-rsid="00166e4e"/>
    </style:style>
    <style:style style:name="P48" style:family="paragraph" style:parent-style-name="Table_20_Contents">
      <style:paragraph-properties fo:text-align="start" style:justify-single-word="false"/>
      <style:text-properties officeooo:rsid="005573ea" officeooo:paragraph-rsid="0056be4e"/>
    </style:style>
    <style:style style:name="P49" style:family="paragraph" style:parent-style-name="Table_20_Contents">
      <style:paragraph-properties fo:text-align="start" style:justify-single-word="false"/>
      <style:text-properties officeooo:rsid="005573ea" officeooo:paragraph-rsid="00943374"/>
    </style:style>
    <style:style style:name="P50" style:family="paragraph" style:parent-style-name="Table_20_Contents">
      <style:paragraph-properties fo:text-align="start" style:justify-single-word="false"/>
      <style:text-properties officeooo:rsid="00166e4e" officeooo:paragraph-rsid="00166e4e"/>
    </style:style>
    <style:style style:name="P51" style:family="paragraph" style:parent-style-name="Table_20_Contents">
      <style:paragraph-properties fo:text-align="start" style:justify-single-word="false"/>
      <style:text-properties officeooo:rsid="00166e4e" officeooo:paragraph-rsid="00943374"/>
    </style:style>
    <style:style style:name="P52" style:family="paragraph" style:parent-style-name="Table_20_Contents">
      <style:paragraph-properties fo:text-align="start" style:justify-single-word="false"/>
      <style:text-properties officeooo:rsid="006ab28f" officeooo:paragraph-rsid="006ab28f"/>
    </style:style>
    <style:style style:name="P5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ba78" officeooo:paragraph-rsid="0022ba78" style:font-weight-asian="normal" style:font-weight-complex="normal"/>
    </style:style>
    <style:style style:name="P5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9e1014" officeooo:paragraph-rsid="009e1014" style:font-weight-asian="normal" style:font-weight-complex="normal"/>
    </style:style>
    <style:style style:name="P5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2ba78"/>
    </style:style>
    <style:style style:name="P56" style:family="paragraph" style:parent-style-name="Preformatted_20_Text">
      <style:text-properties fo:font-weight="bold" officeooo:rsid="0022ba78" officeooo:paragraph-rsid="0022ba78" style:font-weight-asian="bold" style:font-weight-complex="bold"/>
    </style:style>
    <style:style style:name="P57" style:family="paragraph" style:parent-style-name="Standard" style:list-style-name="L1">
      <style:text-properties fo:font-weight="bold" officeooo:rsid="00384274" officeooo:paragraph-rsid="00533a7e" style:font-weight-asian="bold" style:font-weight-complex="bold"/>
    </style:style>
    <style:style style:name="P58" style:family="paragraph" style:parent-style-name="Standard" style:list-style-name="L1">
      <style:text-properties fo:font-weight="bold" officeooo:rsid="00384274" officeooo:paragraph-rsid="00384274" style:font-weight-asian="bold" style:font-weight-complex="bold"/>
    </style:style>
    <style:style style:name="P59" style:family="paragraph" style:parent-style-name="Standard" style:list-style-name="L1">
      <style:text-properties fo:font-weight="bold" officeooo:rsid="0038081a" officeooo:paragraph-rsid="00533a7e" style:font-weight-asian="bold" style:font-weight-complex="bold"/>
    </style:style>
    <style:style style:name="P60" style:family="paragraph" style:parent-style-name="Standard" style:list-style-name="L1">
      <style:text-properties fo:font-weight="bold" officeooo:rsid="0038081a" officeooo:paragraph-rsid="00384274" style:font-weight-asian="bold" style:font-weight-complex="bold"/>
    </style:style>
    <style:style style:name="P61" style:family="paragraph" style:parent-style-name="Standard" style:list-style-name="L1">
      <style:text-properties fo:font-weight="bold" officeooo:rsid="0038081a" officeooo:paragraph-rsid="004b2681" style:font-weight-asian="bold" style:font-weight-complex="bold"/>
    </style:style>
    <style:style style:name="P62" style:family="paragraph" style:parent-style-name="Standard" style:list-style-name="L1">
      <style:text-properties fo:font-weight="bold" officeooo:rsid="00533a7e" officeooo:paragraph-rsid="00533a7e" style:font-weight-asian="bold" style:font-weight-complex="bold"/>
    </style:style>
    <style:style style:name="P63" style:family="paragraph" style:parent-style-name="Standard" style:list-style-name="L1">
      <style:text-properties fo:font-weight="bold" officeooo:rsid="0087f37f" officeooo:paragraph-rsid="0087f37f" style:font-weight-asian="bold" style:font-weight-complex="bold"/>
    </style:style>
    <style:style style:name="P64" style:family="paragraph" style:parent-style-name="Standard" style:list-style-name="L1">
      <style:text-properties fo:font-weight="bold" officeooo:rsid="0087f37f" officeooo:paragraph-rsid="00902906" style:font-weight-asian="bold" style:font-weight-complex="bold"/>
    </style:style>
    <style:style style:name="P65" style:family="paragraph" style:parent-style-name="Standard" style:list-style-name="L1">
      <style:text-properties fo:font-weight="bold" officeooo:rsid="00902906" officeooo:paragraph-rsid="00902906" style:font-weight-asian="bold" style:font-weight-complex="bold"/>
    </style:style>
    <style:style style:name="P66" style:family="paragraph" style:parent-style-name="Standard" style:list-style-name="L1">
      <style:text-properties fo:font-weight="normal" officeooo:paragraph-rsid="004b753e" style:font-weight-asian="normal" style:font-weight-complex="normal"/>
    </style:style>
    <style:style style:name="P6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8fd53" officeooo:paragraph-rsid="0088fd53" style:font-weight-asian="bold" style:font-weight-complex="bold"/>
    </style:style>
    <style:style style:name="P6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943374"/>
    </style:style>
    <style:style style:name="P6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7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943374" officeooo:paragraph-rsid="00943374" style:font-weight-asian="normal" style:font-weight-complex="normal"/>
    </style:style>
    <style:style style:name="P7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43374" officeooo:paragraph-rsid="00943374" style:font-weight-asian="normal" style:font-weight-complex="normal"/>
    </style:style>
    <style:style style:name="P7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T1" style:family="text">
      <style:text-properties officeooo:rsid="0056cb7c"/>
    </style:style>
    <style:style style:name="T2" style:family="text">
      <style:text-properties officeooo:rsid="00425abe"/>
    </style:style>
    <style:style style:name="T3" style:family="text">
      <style:text-properties officeooo:rsid="0052a0a9"/>
    </style:style>
    <style:style style:name="T4" style:family="text">
      <style:text-properties officeooo:rsid="00533a7e"/>
    </style:style>
    <style:style style:name="T5" style:family="text">
      <style:text-properties officeooo:rsid="007e5dd2"/>
    </style:style>
    <style:style style:name="T6" style:family="text">
      <style:text-properties officeooo:rsid="009895f4"/>
    </style:style>
    <style:style style:name="T7" style:family="text">
      <style:text-properties officeooo:rsid="00a239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periment <text:span text:style-name="T4">2</text:span></text:p>
      <text:p text:style-name="P8"/>
      <text:list xml:id="list2584407750" text:style-name="L1">
        <text:list-item>
          <text:p text:style-name="P57">Military officer</text:p>
        </text:list-item>
        <text:list-item>
          <text:p text:style-name="P59">Politician </text:p>
        </text:list-item>
        <text:list-item>
          <text:p text:style-name="P59">Manager </text:p>
        </text:list-item>
        <text:list-item>
          <text:p text:style-name="P62">Architect</text:p>
        </text:list-item>
        <text:list-item>
          <text:p text:style-name="P57">Soccer </text:p>
        </text:list-item>
      </text:list>
      <text:p text:style-name="P9"/>
      <text:p text:style-name="P55">embeddings/ex2_2_facenet/embeddings.npy</text:p>
      <text:p text:style-name="P55"/>
      <text:p text:style-name="P55">manager</text:p>
      <text:p text:style-name="P12">396</text:p>
      <text:p text:style-name="P12">architect</text:p>
      <text:p text:style-name="P12">445</text:p>
      <text:p text:style-name="P12">politician</text:p>
      <text:p text:style-name="P12">463</text:p>
      <text:p text:style-name="P12">military officer</text:p>
      <text:p text:style-name="P12">445</text:p>
      <text:p text:style-name="P12">soccer</text:p>
      <text:p text:style-name="P12">450</text:p>
      <text:p text:style-name="P12">2199</text:p>
      <text:p text:style-name="P12">5</text:p>
      <text:p text:style-name="P55"/>
      <text:p text:style-name="P15">TODO: runtime for alignment</text:p>
      <text:p text:style-name="P12">Run time: <text:s/>108.694264174</text:p>
      <text:p text:style-name="P9"/>
      <text:p text:style-name="P2">1. FaceNe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>
          <table:table-cell table:style-name="Table1.A1" office:value-type="string">
            <text:p text:style-name="P45">Clustering method</text:p>
          </table:table-cell>
          <table:table-cell table:style-name="Table1.A1" office:value-type="string">
            <text:p text:style-name="P45">Number of clusters</text:p>
          </table:table-cell>
          <table:table-cell table:style-name="Table1.A1" office:value-type="string">
            <text:p text:style-name="P45">F-Measure</text:p>
          </table:table-cell>
          <table:table-cell table:style-name="Table1.A1" office:value-type="string">
            <text:p text:style-name="P45">Precision</text:p>
          </table:table-cell>
          <table:table-cell table:style-name="Table1.A1" office:value-type="string">
            <text:p text:style-name="P45">Recall</text:p>
          </table:table-cell>
          <table:table-cell table:style-name="Table1.A1" office:value-type="string">
            <text:p text:style-name="P45">False Positives</text:p>
          </table:table-cell>
          <table:table-cell table:style-name="Table1.G1" office:value-type="string">
            <text:p text:style-name="P48">Runtime <text:span text:style-name="T1">(seconds)</text:span></text:p>
          </table:table-cell>
        </table:table-row>
        <table:table-row>
          <table:table-cell table:style-name="Table1.A2" office:value-type="string">
            <text:p text:style-name="P36">K-Means</text:p>
          </table:table-cell>
          <table:table-cell table:style-name="Table1.A2" office:value-type="string">
            <text:p text:style-name="P52">5</text:p>
          </table:table-cell>
          <table:table-cell table:style-name="Table1.A2" office:value-type="string">
            <text:p text:style-name="P39">0.44</text:p>
          </table:table-cell>
          <table:table-cell table:style-name="Table1.A2" office:value-type="string">
            <text:p text:style-name="P39">0.44</text:p>
          </table:table-cell>
          <table:table-cell table:style-name="Table1.A2" office:value-type="string">
            <text:p text:style-name="P39">0.44</text:p>
          </table:table-cell>
          <table:table-cell table:style-name="Table1.A2" office:value-type="string">
            <text:p text:style-name="P16">271792</text:p>
          </table:table-cell>
          <table:table-cell table:style-name="Table1.G2" office:value-type="string">
            <text:p text:style-name="P39">1.57</text:p>
          </table:table-cell>
        </table:table-row>
        <table:table-row>
          <table:table-cell table:style-name="Table1.A2" office:value-type="string">
            <text:p text:style-name="P36">Hierarchical Agglomerative</text:p>
          </table:table-cell>
          <table:table-cell table:style-name="Table1.A2" office:value-type="string">
            <text:p text:style-name="P52">5</text:p>
          </table:table-cell>
          <table:table-cell table:style-name="Table1.A2" office:value-type="string">
            <text:p text:style-name="P39">0.42</text:p>
          </table:table-cell>
          <table:table-cell table:style-name="Table1.A2" office:value-type="string">
            <text:p text:style-name="P39">0.39</text:p>
          </table:table-cell>
          <table:table-cell table:style-name="Table1.A2" office:value-type="string">
            <text:p text:style-name="P39">0.45</text:p>
          </table:table-cell>
          <table:table-cell table:style-name="Table1.A2" office:value-type="string">
            <text:p text:style-name="P16">337590</text:p>
          </table:table-cell>
          <table:table-cell table:style-name="Table1.G2" office:value-type="string">
            <text:p text:style-name="P39">1.35</text:p>
          </table:table-cell>
        </table:table-row>
        <table:table-row>
          <table:table-cell table:style-name="Table1.A2" office:value-type="string">
            <text:p text:style-name="P36">Spectral</text:p>
          </table:table-cell>
          <table:table-cell table:style-name="Table1.A2" office:value-type="string">
            <text:p text:style-name="P52">5</text:p>
          </table:table-cell>
          <table:table-cell table:style-name="Table1.A2" office:value-type="string">
            <text:p text:style-name="P39">0.37</text:p>
          </table:table-cell>
          <table:table-cell table:style-name="Table1.A2" office:value-type="string">
            <text:p text:style-name="P39">0.37</text:p>
          </table:table-cell>
          <table:table-cell table:style-name="Table1.A2" office:value-type="string">
            <text:p text:style-name="P39">0.38</text:p>
          </table:table-cell>
          <table:table-cell table:style-name="Table1.A2" office:value-type="string">
            <text:p text:style-name="P16">323211</text:p>
          </table:table-cell>
          <table:table-cell table:style-name="Table1.G2" office:value-type="string">
            <text:p text:style-name="P39">1.30</text:p>
          </table:table-cell>
        </table:table-row>
        <table:table-row>
          <table:table-cell table:style-name="Table1.A2" office:value-type="string">
            <text:p text:style-name="P36">EM (Gaussian Mixture Model)</text:p>
          </table:table-cell>
          <table:table-cell table:style-name="Table1.A2" office:value-type="string">
            <text:p text:style-name="P52">5</text:p>
          </table:table-cell>
          <table:table-cell table:style-name="Table1.A2" office:value-type="string">
            <text:p text:style-name="P39">0.44</text:p>
          </table:table-cell>
          <table:table-cell table:style-name="Table1.A2" office:value-type="string">
            <text:p text:style-name="P39">0.43</text:p>
          </table:table-cell>
          <table:table-cell table:style-name="Table1.A2" office:value-type="string">
            <text:p text:style-name="P39">0.46</text:p>
          </table:table-cell>
          <table:table-cell table:style-name="Table1.A2" office:value-type="string">
            <text:p text:style-name="P16">297754</text:p>
          </table:table-cell>
          <table:table-cell table:style-name="Table1.G2" office:value-type="string">
            <text:p text:style-name="P39">6.48</text:p>
          </table:table-cell>
        </table:table-row>
        <table:table-row>
          <table:table-cell table:style-name="Table1.A2" office:value-type="string">
            <text:p text:style-name="P42">Birch</text:p>
          </table:table-cell>
          <table:table-cell table:style-name="Table1.A2" office:value-type="string">
            <text:p text:style-name="P52">5</text:p>
          </table:table-cell>
          <table:table-cell table:style-name="Table1.A2" office:value-type="string">
            <text:p text:style-name="P39">0.41</text:p>
          </table:table-cell>
          <table:table-cell table:style-name="Table1.A2" office:value-type="string">
            <text:p text:style-name="P39">0.40</text:p>
          </table:table-cell>
          <table:table-cell table:style-name="Table1.A2" office:value-type="string">
            <text:p text:style-name="P39">0.43</text:p>
          </table:table-cell>
          <table:table-cell table:style-name="Table1.A2" office:value-type="string">
            <text:p text:style-name="P16">308105</text:p>
          </table:table-cell>
          <table:table-cell table:style-name="Table1.G2" office:value-type="string">
            <text:p text:style-name="P39">1.10</text:p>
          </table:table-cell>
        </table:table-row>
      </table:table>
      <text:p text:style-name="P25"/>
      <text:p text:style-name="P29"/>
      <text:p text:style-name="P26">2. ArcFace</text:p>
      <text:p text:style-name="P26"/>
      <text:p text:style-name="P9">embeddings/ex2_arcface/embeddings.npy</text:p>
      <text:p text:style-name="P53">manager</text:p>
      <text:p text:style-name="P12">396</text:p>
      <text:p text:style-name="P12">architect</text:p>
      <text:p text:style-name="P12">445</text:p>
      <text:p text:style-name="P12">politician</text:p>
      <text:p text:style-name="P12">463</text:p>
      <text:p text:style-name="P12">military officer</text:p>
      <text:p text:style-name="P12">445</text:p>
      <text:p text:style-name="P12"><text:soft-page-break/>soccer</text:p>
      <text:p text:style-name="P12">450</text:p>
      <text:p text:style-name="P12">2199</text:p>
      <text:p text:style-name="P12">5</text:p>
      <text:p text:style-name="P9"/>
      <text:p text:style-name="P9">--- 2789.21327782 seconds --- 46,48 <text:span text:style-name="T5">min</text:span></text:p>
      <text:p text:style-name="P9"/>
      <text:p text:style-name="P55">K-means F-Measure: 0.31</text:p>
      <text:p text:style-name="P12">K-means Precision: 0.3</text:p>
      <text:p text:style-name="P12">K-means Recall: 0.32</text:p>
      <text:p text:style-name="P12">K-means Number of False Positives: 357116</text:p>
      <text:p text:style-name="P12">--- 2.247486114501953 seconds ---</text:p>
      <text:p text:style-name="P24"/>
      <text:p text:style-name="P12">HAC F-Measure: 0.34</text:p>
      <text:p text:style-name="P12">HAC Precision: 0.24</text:p>
      <text:p text:style-name="P12">HAC Recall: 0.57</text:p>
      <text:p text:style-name="P12">HAC Number of False Positives: 854620</text:p>
      <text:p text:style-name="P12">--- 1.7336935997009277 seconds ---</text:p>
      <text:p text:style-name="P24"/>
      <text:p text:style-name="P12">Spectral F-Measure: 0.27</text:p>
      <text:p text:style-name="P12">Spectral Precision: 0.26</text:p>
      <text:p text:style-name="P12">Spectral Recall: 0.28</text:p>
      <text:p text:style-name="P12">Spectral Number of False Positives: 390964</text:p>
      <text:p text:style-name="P12">--- 1.382728099822998 seconds ---</text:p>
      <text:p text:style-name="P24"/>
      <text:p text:style-name="P12">GMM F-Measure: 0.31</text:p>
      <text:p text:style-name="P12">GMM Precision: 0.3</text:p>
      <text:p text:style-name="P12">GMM Recall: 0.32</text:p>
      <text:p text:style-name="P12">GMM Number of False Positives: 366766</text:p>
      <text:p text:style-name="P12">--- 1.4294087886810303 seconds ---</text:p>
      <text:p text:style-name="P24"/>
      <text:p text:style-name="P12">Birch F-Measure: 0.33</text:p>
      <text:p text:style-name="P12">Birch Precision: 0.26</text:p>
      <text:p text:style-name="P12">Birch Recall: 0.45</text:p>
      <text:p text:style-name="P12">Birch Number of False Positives: 604808</text:p>
      <text:p text:style-name="P12">--- 1.666835069656372 seconds ---</text:p>
      <text:p text:style-name="P12"/>
      <text:p text:style-name="P21">Openface</text:p>
      <text:p text:style-name="P21"/>
      <text:p text:style-name="P21">Alignment --- 1244.49886608 seconds ---</text:p>
      <text:p text:style-name="P23">Embedding: 7m14.067s</text:p>
      <text:p text:style-name="P17"/>
      <text:p text:style-name="P13"/>
      <text:p text:style-name="P12"/>
      <text:p text:style-name="P22">DLIB</text:p>
      <text:p text:style-name="P22"/>
      <text:p text:style-name="P18">--- 6063.838383436203 seconds ---</text:p>
      <text:p text:style-name="P18"/>
      <text:p text:style-name="P18">K-means F-Measure: 0.4</text:p>
      <text:p text:style-name="P12">K-means Precision: 0.4</text:p>
      <text:p text:style-name="P12">K-means Recall: 0.4</text:p>
      <text:p text:style-name="P12">K-means Number of False Positives: 261652</text:p>
      <text:p text:style-name="P12">--- 0.7255809307098389 seconds ---</text:p>
      <text:p text:style-name="P24"/>
      <text:p text:style-name="P12">HAC F-Measure: 0.39</text:p>
      <text:p text:style-name="P12">HAC Precision: 0.35</text:p>
      <text:p text:style-name="P12">HAC Recall: 0.45</text:p>
      <text:p text:style-name="P12">HAC Number of False Positives: 360991</text:p>
      <text:p text:style-name="P12">--- 0.7726044654846191 seconds ---</text:p>
      <text:p text:style-name="P24"><text:soft-page-break/></text:p>
      <text:p text:style-name="P12">Spectral F-Measure: 0.36</text:p>
      <text:p text:style-name="P12">Spectral Precision: 0.36</text:p>
      <text:p text:style-name="P12">Spectral Recall: 0.37</text:p>
      <text:p text:style-name="P12">Spectral Number of False Positives: 276017</text:p>
      <text:p text:style-name="P12">--- 1.2980527877807617 seconds ---</text:p>
      <text:p text:style-name="P24"/>
      <text:p text:style-name="P12">GMM F-Measure: 0.43</text:p>
      <text:p text:style-name="P12">GMM Precision: 0.43</text:p>
      <text:p text:style-name="P12">GMM Recall: 0.43</text:p>
      <text:p text:style-name="P12">GMM Number of False Positives: 243094</text:p>
      <text:p text:style-name="P12">--- 1.2695066928863525 seconds ---</text:p>
      <text:p text:style-name="P24"/>
      <text:p text:style-name="P12">Birch F-Measure: 0.38</text:p>
      <text:p text:style-name="P12">Birch Precision: 0.28</text:p>
      <text:p text:style-name="P12">Birch Recall: 0.61</text:p>
      <text:p text:style-name="P12">Birch Number of False Positives: 668679</text:p>
      <text:p text:style-name="P12">--- 0.8190627098083496 seconds ---</text:p>
      <text:p text:style-name="P18"/>
      <text:p text:style-name="P17"/>
      <text:p text:style-name="P56"/>
      <text:p text:style-name="P7">Experiment <text:span text:style-name="T2">3</text:span></text:p>
      <text:p text:style-name="P7"/>
      <text:list xml:id="list165018045975244" text:continue-list="list2584407750" text:style-name="L1">
        <text:list-item text:start-value="1">
          <text:p text:style-name="P58">Military officer</text:p>
        </text:list-item>
        <text:list-item>
          <text:p text:style-name="P60">Politician </text:p>
        </text:list-item>
        <text:list-item>
          <text:p text:style-name="P60">Manager </text:p>
        </text:list-item>
        <text:list-item>
          <text:p text:style-name="P63">Soccer</text:p>
        </text:list-item>
        <text:list-item>
          <text:p text:style-name="P63">Architect</text:p>
        </text:list-item>
        <text:list-item>
          <text:p text:style-name="P61">Coach</text:p>
        </text:list-item>
        <text:list-item>
          <text:p text:style-name="P63">Actor</text:p>
        </text:list-item>
        <text:list-item>
          <text:p text:style-name="P65">Lawyer</text:p>
        </text:list-item>
        <text:list-item>
          <text:p text:style-name="P64">Entrepreneur</text:p>
        </text:list-item>
        <text:list-item>
          <text:p text:style-name="P64">Fighter</text:p>
        </text:list-item>
        <text:list-item>
          <text:p text:style-name="P63">Musician</text:p>
          <text:p text:style-name="P66"/>
        </text:list-item>
      </text:list>
      <text:p text:style-name="P1"/>
      <text:p text:style-name="P1"/>
      <text:p text:style-name="P3">1. FaceNet</text:p>
      <text:p text:style-name="P3"/>
      <text:p text:style-name="P10">Total number of images: 4609</text:p>
      <text:p text:style-name="P10">Number of successfully aligned images: 1349</text:p>
      <text:p text:style-name="P10">--- 3353.73165417 seconds ---</text:p>
      <text:p text:style-name="P10"/>
      <text:p text:style-name="P11">Embedding: Run time: <text:s/>251.638682127</text:p>
      <text:p text:style-name="P11"/>
      <text:p text:style-name="P54">soccer</text:p>
      <text:p text:style-name="P12">450</text:p>
      <text:p text:style-name="P12">manager</text:p>
      <text:p text:style-name="P12">371</text:p>
      <text:p text:style-name="P12">musician</text:p>
      <text:p text:style-name="P12">375</text:p>
      <text:p text:style-name="P12">actor</text:p>
      <text:p text:style-name="P12">413</text:p>
      <text:p text:style-name="P12">entrepreneur</text:p>
      <text:p text:style-name="P12">485</text:p>
      <text:p text:style-name="P12">politician</text:p>
      <text:p text:style-name="P12"><text:soft-page-break/>449</text:p>
      <text:p text:style-name="P12">fighter</text:p>
      <text:p text:style-name="P12">537</text:p>
      <text:p text:style-name="P12">military officer</text:p>
      <text:p text:style-name="P12">407</text:p>
      <text:p text:style-name="P12">coach</text:p>
      <text:p text:style-name="P12">340</text:p>
      <text:p text:style-name="P12">architect</text:p>
      <text:p text:style-name="P12">388</text:p>
      <text:p text:style-name="P12">lawyer</text:p>
      <text:p text:style-name="P12">394</text:p>
      <text:p text:style-name="P12">4609</text:p>
      <text:p text:style-name="P12">11</text:p>
      <text:p text:style-name="P11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44">Clustering method</text:p>
          </table:table-cell>
          <table:table-cell table:style-name="Table2.A1" office:value-type="string">
            <text:p text:style-name="P44">Number of clusters</text:p>
          </table:table-cell>
          <table:table-cell table:style-name="Table2.A1" office:value-type="string">
            <text:p text:style-name="P44">F-Measure</text:p>
          </table:table-cell>
          <table:table-cell table:style-name="Table2.A1" office:value-type="string">
            <text:p text:style-name="P44">Precision</text:p>
          </table:table-cell>
          <table:table-cell table:style-name="Table2.A1" office:value-type="string">
            <text:p text:style-name="P44">Recall</text:p>
          </table:table-cell>
          <table:table-cell table:style-name="Table2.A1" office:value-type="string">
            <text:p text:style-name="P44">False Positives</text:p>
          </table:table-cell>
          <table:table-cell table:style-name="Table2.G1" office:value-type="string">
            <text:p text:style-name="P47">Runtime <text:span text:style-name="T1">(seconds)</text:span></text:p>
          </table:table-cell>
        </table:table-row>
        <table:table-row>
          <table:table-cell table:style-name="Table2.A2" office:value-type="string">
            <text:p text:style-name="Text_20_body">K-Means</text:p>
          </table:table-cell>
          <table:table-cell table:style-name="Table2.A2" office:value-type="string">
            <text:p text:style-name="P50">1<text:span text:style-name="T3">1</text:span></text:p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Text_20_body">Hierarchical Agglomerative</text:p>
          </table:table-cell>
          <table:table-cell table:style-name="Table2.A2" office:value-type="string">
            <text:p text:style-name="P50">1<text:span text:style-name="T3">1</text:span>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Text_20_body">Spectral</text:p>
          </table:table-cell>
          <table:table-cell table:style-name="Table2.A2" office:value-type="string">
            <text:p text:style-name="P50">1<text:span text:style-name="T3">1</text:span>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Text_20_body">EM (Gaussian Mixture Model)</text:p>
          </table:table-cell>
          <table:table-cell table:style-name="Table2.A2" office:value-type="string">
            <text:p text:style-name="P50">1<text:span text:style-name="T3">1</text:span>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41">Birch</text:p>
          </table:table-cell>
          <table:table-cell table:style-name="Table2.A2" office:value-type="string">
            <text:p text:style-name="P50">1<text:span text:style-name="T3">1</text:span>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G2" office:value-type="string">
            <text:p text:style-name="P34"/>
          </table:table-cell>
        </table:table-row>
      </table:table>
      <text:p text:style-name="P33"/>
      <text:p text:style-name="P19">K-means F-Measure: 0.204</text:p>
      <text:p text:style-name="P12">K-means Precision: 0.198</text:p>
      <text:p text:style-name="P12">K-means Recall: 0.211</text:p>
      <text:p text:style-name="P12">K-means Number of False Positives: 836811</text:p>
      <text:p text:style-name="P12">--- 4.943277597427368 seconds ---</text:p>
      <text:p text:style-name="P24"/>
      <text:p text:style-name="P12">HAC F-Measure: 0.192</text:p>
      <text:p text:style-name="P12">HAC Precision: 0.176</text:p>
      <text:p text:style-name="P12">HAC Recall: 0.21</text:p>
      <text:p text:style-name="P12">HAC Number of False Positives: 963971</text:p>
      <text:p text:style-name="P12">--- 5.1102869510650635 seconds ---</text:p>
      <text:p text:style-name="P24"/>
      <text:p text:style-name="P12">Spectral F-Measure: 0.205</text:p>
      <text:p text:style-name="P12">Spectral Precision: 0.206</text:p>
      <text:p text:style-name="P12">Spectral Recall: 0.204</text:p>
      <text:p text:style-name="P12">Spectral Number of False Positives: 769687</text:p>
      <text:p text:style-name="P12">--- 5.149478197097778 seconds ---</text:p>
      <text:p text:style-name="P24"/>
      <text:p text:style-name="P12">GMM F-Measure: 0.209</text:p>
      <text:p text:style-name="P12">GMM Precision: 0.205</text:p>
      <text:p text:style-name="P12">GMM Recall: 0.213</text:p>
      <text:p text:style-name="P12">GMM Number of False Positives: 805999</text:p>
      <text:p text:style-name="P12">--- 39.888822078704834 seconds ---</text:p>
      <text:p text:style-name="P24"/>
      <text:p text:style-name="P12">Birch F-Measure: 0.179</text:p>
      <text:p text:style-name="P12">Birch Precision: 0.173</text:p>
      <text:p text:style-name="P12">Birch Recall: 0.185</text:p>
      <text:p text:style-name="P12"><text:soft-page-break/>Birch Number of False Positives: 867721</text:p>
      <text:p text:style-name="P12">--- 3.397702932357788 seconds ---</text:p>
      <text:p text:style-name="P33"/>
      <text:p text:style-name="P27">2. Openface</text:p>
      <text:p text:style-name="P27"/>
      <text:p text:style-name="P30">Alignment: --- 2598.37479591 seconds ---</text:p>
      <text:p text:style-name="P31">Embedding: 10m11.738s</text:p>
      <text:p text:style-name="P31"/>
      <text:p text:style-name="P70">lawyer</text:p>
      <text:p text:style-name="P12">394</text:p>
      <text:p text:style-name="P12">manager</text:p>
      <text:p text:style-name="P12">371</text:p>
      <text:p text:style-name="P12">architect</text:p>
      <text:p text:style-name="P12">388</text:p>
      <text:p text:style-name="P12">actor</text:p>
      <text:p text:style-name="P12">403</text:p>
      <text:p text:style-name="P12">fighter</text:p>
      <text:p text:style-name="P12">537</text:p>
      <text:p text:style-name="P12">entrepreneur</text:p>
      <text:p text:style-name="P12">485</text:p>
      <text:p text:style-name="P12">coach</text:p>
      <text:p text:style-name="P12">334</text:p>
      <text:p text:style-name="P12">politician</text:p>
      <text:p text:style-name="P12">449</text:p>
      <text:p text:style-name="P12">military officer</text:p>
      <text:p text:style-name="P12">407</text:p>
      <text:p text:style-name="P12">soccer</text:p>
      <text:p text:style-name="P12">450</text:p>
      <text:p text:style-name="P12">musician</text:p>
      <text:p text:style-name="P12">375</text:p>
      <text:p text:style-name="P12">4593</text:p>
      <text:p text:style-name="P12">11</text:p>
      <text:p text:style-name="P71"/>
      <text:p text:style-name="P31"/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46">Clustering method</text:p>
          </table:table-cell>
          <table:table-cell table:style-name="Table3.A1" office:value-type="string">
            <text:p text:style-name="P46">Number of clusters</text:p>
          </table:table-cell>
          <table:table-cell table:style-name="Table3.A1" office:value-type="string">
            <text:p text:style-name="P46">F-Measure</text:p>
          </table:table-cell>
          <table:table-cell table:style-name="Table3.A1" office:value-type="string">
            <text:p text:style-name="P46">Precision</text:p>
          </table:table-cell>
          <table:table-cell table:style-name="Table3.A1" office:value-type="string">
            <text:p text:style-name="P46">Recall</text:p>
          </table:table-cell>
          <table:table-cell table:style-name="Table3.A1" office:value-type="string">
            <text:p text:style-name="P46">False Positives</text:p>
          </table:table-cell>
          <table:table-cell table:style-name="Table3.G1" office:value-type="string">
            <text:p text:style-name="P49">Runtime <text:span text:style-name="T1">(seconds)</text:span></text:p>
          </table:table-cell>
        </table:table-row>
        <table:table-row>
          <table:table-cell table:style-name="Table3.A2" office:value-type="string">
            <text:p text:style-name="P40">K-Means</text:p>
          </table:table-cell>
          <table:table-cell table:style-name="Table3.A2" office:value-type="string">
            <text:p text:style-name="P51">1<text:span text:style-name="T3">1</text:span></text:p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40">Hierarchical Agglomerative</text:p>
          </table:table-cell>
          <table:table-cell table:style-name="Table3.A2" office:value-type="string">
            <text:p text:style-name="P51">1<text:span text:style-name="T3">1</text:span>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40">Spectral</text:p>
          </table:table-cell>
          <table:table-cell table:style-name="Table3.A2" office:value-type="string">
            <text:p text:style-name="P51">1<text:span text:style-name="T3">1</text:span>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40">EM (Gaussian Mixture Model)</text:p>
          </table:table-cell>
          <table:table-cell table:style-name="Table3.A2" office:value-type="string">
            <text:p text:style-name="P51">1<text:span text:style-name="T3">1</text:span>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43">Birch</text:p>
          </table:table-cell>
          <table:table-cell table:style-name="Table3.A2" office:value-type="string">
            <text:p text:style-name="P51">1<text:span text:style-name="T3">1</text:span>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</table:table>
      <text:p text:style-name="P32"/>
      <text:p text:style-name="P14">K-means F-Measure: 0.142</text:p>
      <text:p text:style-name="P12">K-means Precision: 0.139</text:p>
      <text:p text:style-name="P12">K-means Recall: 0.145</text:p>
      <text:p text:style-name="P12">K-means Number of False Positives: 872671</text:p>
      <text:p text:style-name="P12">--- 2.446986436843872 seconds ---</text:p>
      <text:p text:style-name="P24"/>
      <text:p text:style-name="P12"><text:soft-page-break/>HAC F-Measure: 0.143</text:p>
      <text:p text:style-name="P12">HAC Precision: 0.13</text:p>
      <text:p text:style-name="P12">HAC Recall: 0.16</text:p>
      <text:p text:style-name="P12">HAC Number of False Positives: 1038897</text:p>
      <text:p text:style-name="P12">--- 2.677461624145508 seconds ---</text:p>
      <text:p text:style-name="P24"/>
      <text:p text:style-name="P12">Spectral F-Measure: 0.131</text:p>
      <text:p text:style-name="P12">Spectral Precision: 0.13</text:p>
      <text:p text:style-name="P12">Spectral Recall: 0.133</text:p>
      <text:p text:style-name="P12">Spectral Number of False Positives: 867810</text:p>
      <text:p text:style-name="P12">--- 4.860162734985352 seconds ---</text:p>
      <text:p text:style-name="P24"/>
      <text:p text:style-name="P12">GMM F-Measure: 0.147</text:p>
      <text:p text:style-name="P12">GMM Precision: 0.143</text:p>
      <text:p text:style-name="P12">GMM Recall: 0.151</text:p>
      <text:p text:style-name="P12">GMM Number of False Positives: 875676</text:p>
      <text:p text:style-name="P12">--- 3.832946300506592 seconds ---</text:p>
      <text:p text:style-name="P24"/>
      <text:p text:style-name="P12">Birch F-Measure: 0.149</text:p>
      <text:p text:style-name="P12">Birch Precision: 0.137</text:p>
      <text:p text:style-name="P12">Birch Recall: 0.164</text:p>
      <text:p text:style-name="P12">Birch Number of False Positives: 1009478</text:p>
      <text:p text:style-name="P12">--- 1.722475528717041 seconds ---</text:p>
      <text:p text:style-name="P14"/>
      <text:p text:style-name="P14"/>
      <text:p text:style-name="P14"/>
      <text:p text:style-name="P28">3. ArcFace</text:p>
      <text:p text:style-name="P28"/>
      <text:p text:style-name="P28">--- 5678.48937488 seconds --- 94,64148958133333 <text:span text:style-name="T7">min</text:span></text:p>
      <text:p text:style-name="P28"/>
      <text:p text:style-name="P20">lawyer</text:p>
      <text:p text:style-name="P12">394</text:p>
      <text:p text:style-name="P12">manager</text:p>
      <text:p text:style-name="P12">371</text:p>
      <text:p text:style-name="P12">architect</text:p>
      <text:p text:style-name="P12">388</text:p>
      <text:p text:style-name="P12">actor</text:p>
      <text:p text:style-name="P12">403</text:p>
      <text:p text:style-name="P12">fighter</text:p>
      <text:p text:style-name="P12">537</text:p>
      <text:p text:style-name="P12">entrepreneur</text:p>
      <text:p text:style-name="P12">485</text:p>
      <text:p text:style-name="P12">coach</text:p>
      <text:p text:style-name="P12">334</text:p>
      <text:p text:style-name="P12">politician</text:p>
      <text:p text:style-name="P12">449</text:p>
      <text:p text:style-name="P12">military officer</text:p>
      <text:p text:style-name="P12">407</text:p>
      <text:p text:style-name="P12">soccer</text:p>
      <text:p text:style-name="P12">450</text:p>
      <text:p text:style-name="P12">musician</text:p>
      <text:p text:style-name="P12">375</text:p>
      <text:p text:style-name="P12">4593</text:p>
      <text:p text:style-name="P12">11</text:p>
      <text:p text:style-name="P28"/>
      <text:p text:style-name="P20">K-means F-Measure: 0.17</text:p>
      <text:p text:style-name="P12">K-means Precision: 0.17</text:p>
      <text:p text:style-name="P12">K-means Recall: 0.171</text:p>
      <text:p text:style-name="P12">K-means Number of False Positives: 810928</text:p>
      <text:p text:style-name="P12"><text:soft-page-break/>--- 6.363490343093872 seconds ---</text:p>
      <text:p text:style-name="P24"/>
      <text:p text:style-name="P12">HAC F-Measure: 0.174</text:p>
      <text:p text:style-name="P12">HAC Precision: 0.156</text:p>
      <text:p text:style-name="P12">HAC Recall: 0.197</text:p>
      <text:p text:style-name="P12">HAC Number of False Positives: 1040137</text:p>
      <text:p text:style-name="P12">--- 5.429581880569458 seconds ---</text:p>
      <text:p text:style-name="P24"/>
      <text:p text:style-name="P12">Spectral F-Measure: 0.163</text:p>
      <text:p text:style-name="P12">Spectral Precision: 0.163</text:p>
      <text:p text:style-name="P12">Spectral Recall: 0.163</text:p>
      <text:p text:style-name="P12">Spectral Number of False Positives: 816301</text:p>
      <text:p text:style-name="P12">--- 5.29897141456604 seconds ---</text:p>
      <text:p text:style-name="P24"/>
      <text:p text:style-name="P12">GMM F-Measure: 0.182</text:p>
      <text:p text:style-name="P12">GMM Precision: 0.182</text:p>
      <text:p text:style-name="P12">GMM Recall: 0.183</text:p>
      <text:p text:style-name="P12">GMM Number of False Positives: 797679</text:p>
      <text:p text:style-name="P12">--- 5.624218940734863 seconds ---</text:p>
      <text:p text:style-name="P24"/>
      <text:p text:style-name="P12">Birch F-Measure: 0.151</text:p>
      <text:p text:style-name="P12">Birch Precision: 0.122</text:p>
      <text:p text:style-name="P12">Birch Recall: 0.197</text:p>
      <text:p text:style-name="P12">Birch Number of False Positives: 1376625</text:p>
      <text:p text:style-name="P12">--- 5.457859039306641 seconds ---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5:34:49.688201913</meta:creation-date>
    <dc:date>2019-10-15T16:50:17.776853948</dc:date>
    <meta:editing-duration>PT16H54M9S</meta:editing-duration>
    <meta:editing-cycles>143</meta:editing-cycles>
    <meta:generator>LibreOffice/6.0.7.3$Linux_X86_64 LibreOffice_project/00m0$Build-3</meta:generator>
    <meta:document-statistic meta:table-count="3" meta:image-count="0" meta:object-count="0" meta:page-count="7" meta:paragraph-count="337" meta:word-count="787" meta:character-count="5289" meta:non-whitespace-character-count="4848"/>
  </office:meta>
</office:document-meta>
</file>